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leagate looks like a method<text:line-break/>but it declares a delegate type</text:p>
      <text:p text:style-name="Standard">uses action method</text:p>
      <text:p text:style-name="Standard">pass a delegate as parameter</text:p>
      <text:p text:style-name="Standard">Proccessing string</text:p>
      <text:p text:style-name="Standard">Action can also be used a parameter</text:p>
      <text:p text:style-name="Standard">Delegate</text:p>
      <text:p text:style-name="Standard">Funct&lt;string, int&gt; takes a string returns a int</text:p>
      <text:p text:style-name="Standard">lamba expression is a shorthand syntax to <text:s/>write a anomous method</text:p>
      <text:p text:style-name="Standard">this is disposable function</text:p>
      <text:p text:style-name="Standard">Foreach(new List&lt;string&gt; {“one”, “two” }, Print s =&gt; s.ToUpper());</text:p>
      <text:p text:style-name="Standard">Declare the type</text:p>
      <text:p text:style-name="Standard"/>
      <text:p text:style-name="Standard">static void Print(string s)</text:p>
      <text:p text:style-name="Standard">{</text:p>
      <text:p text:style-name="Standard"><text:tab/>Console.WriteLine(s);</text:p>
      <text:p text:style-name="Standard">}</text:p>
      <text:p text:style-name="Standard"/>
      <text:p text:style-name="Standard"/>
      <text:p text:style-name="Standard">Delegate void ProccessString(string s)</text:p>
      <text:p text:style-name="Standard">=&gt;</text:p>
      <text:p text:style-name="Standard">ProccessString action = Print;</text:p>
      <text:p text:style-name="Standard">or ProccessString actin = Console.Write;</text:p>
      <text:p text:style-name="Standard">The best expressions <text:s/>/ delegates type ects</text:p>
      <text:p text:style-name="Standard">is the base class library called LINQ</text:p>
      <text:p text:style-name="Standard">there 2 ways <text:s/>to write <text:s/>it called query syntax</text:p>
      <text:p text:style-name="Standard">the other is called method syntax</text:p>
      <text:p text:style-name="Standard">calculate the average length of string in a list</text:p>
      <text:p text:style-name="Standard">List.Average(s = &gt; s.Length)</text:p>
      <text:p text:style-name="Standard">The way it works is called expansion method</text:p>
      <text:p text:style-name="Standard">you can write a static method and tell C# to prentend that it's actually</text:p>
      <text:p text:style-name="Standard">defined <text:s/>on a class </text:p>
      <text:p text:style-name="Standard">You need to create a static class for this to work</text:p>
      <text:p text:style-name="Standard">example</text:p>
      <text:p text:style-name="Standard"/>
      <text:p text:style-name="Standard">Public static char FirstChar(this string str)</text:p>
      <text:p text:style-name="Standard">{</text:p>
      <text:p text:style-name="Standard"><text:tab/>return str[0]</text:p>
      <text:p text:style-name="Standard">}</text:p>
      <text:p text:style-name="Standard">char a = “abc”.FirstChar()</text:p>
      <text:p text:style-name="Standard">LINQ is <text:s/>a big pile of overloaded extension method defined for Ienumable&lt;T&gt; Interface</text:p>
      <text:p text:style-name="Standard">example </text:p>
      <text:p text:style-name="Standard">-Select: maps each element to something new</text:p>
      <text:p text:style-name="Standard">-where: filters the collection according to some filters</text:p>
      <text:p text:style-name="Standard">-distrinct: provents duplicate</text:p>
      <text:p text:style-name="Standard">-count how many items(as well as match a condtion)</text:p>
      <text:p text:style-name="Standard">-Skip: skips elements</text:p>
      <text:p text:style-name="Standard">-Take: skips after n elements</text:p>
      <text:p text:style-name="Standard">-first: returns the first elements(matches a condtion)</text:p>
      <text:p text:style-name="Standard"><text:soft-page-break/>3 types on LINQ method – look up</text:p>
      <text:p text:style-name="Standard">List.Where(x = &gt; x != null)</text:p>
      <text:p text:style-name="Standard">var lastChar = nonulls.Select(x =&gt; x[x.Length – 1])</text:p>
      <text:p text:style-name="Standard"/>
      <text:p text:style-name="Standard">no proccessing of the list has happended yet</text:p>
      <text:p text:style-name="Standard">List&lt;type&gt; list3 = upper.ToList()<text:tab/></text:p>
      <text:p text:style-name="Standard">Logging</text:p>
      <text:p text:style-name="Standard">input validaiton, exception handling</text:p>
      <text:p text:style-name="Standard">because sometime we only care about erros, other times we want lots of extra info</text:p>
      <text:p text:style-name="Standard">for this reason we use different log level</text:p>
      <text:p text:style-name="Standard">logging fields – critical, error warning information , debug and trace</text:p>
      <text:p text:style-name="Standard">I'll implement some loggin for this solution</text:p>
      <text:p text:style-name="Standard">we'll use something called 'events' to do it, but in real life</text:p>
      <text:p text:style-name="Standard">everyone uses some 3<text:span text:style-name="T1">rd</text:span> party logging library e.g. serialog, Nlog</text:p>
      <text:p text:style-name="Standard"/>
      <text:p text:style-name="Standard">an event is a special kind of class member which kind of a publish and subscribe worklow</text:p>
      <text:p text:style-name="Standard">now that I've declared this event... anyone can subscribe to it.</text:p>
      <text:p text:style-name="Standard">Whenever the event giets “published” all the subscribe goet called as methods</text:p>
      <text:p text:style-name="Standard">the class will fire thisLog event whever it wants to log...s</text:p>
      <text:p text:style-name="Standard">but the Prgram class will subscribe to it thereby decidding HOW/WHERE to log specifically</text:p>
      <text:p text:style-name="Standard">it alsways sends a sstring along with it, which the subscriber as </text:p>
      <text:p text:style-name="Standard">public event Action&lt;string&gt; log;</text:p>
      <text:p text:style-name="Standard"/>
      <text:p text:style-name="Standard">if(input not equal to r s p output invalid input</text:p>
      <text:p text:style-name="Standard">Log(“user typed invlaid input”(input))</text:p>
      <text:p text:style-name="Standard">fire the log event <text:s/>with this string being the info we want to log somewhere</text:p>
      <text:p text:style-name="Standard">what code runs here depends entirely on who has subscribed to the ent</text:p>
      <text:p text:style-name="Standard">how to subscribe</text:p>
      <text:p text:style-name="Standard">className.Log += s=&gt; Console.WriteLine(s)</text:p>
      <text:p text:style-name="Standard">subscribing to the event with a lamba expressions</text:p>
      <text:p text:style-name="Standard">(which has to match the parameter defined by the event</text:p>
      <text:p text:style-name="Standard">MUST be an instance of <text:s/>a class</text:p>
      <text:p text:style-name="Standard"/>
      <text:p text:style-name="Standard"/>
      <text:p text:style-name="Standard">How to unsubscribe</text:p>
      <text:p text:style-name="Standard">Make a method LogToConsolee(string str) | subscribe using a different</text:p>
      <text:p text:style-name="Standard">{</text:p>
      <text:p text:style-name="Standard"><text:tab/>unsubscribe</text:p>
      <text:p text:style-name="Standard"><text:tab/>className.Log -= LogToConsole</text:p>
      <text:p text:style-name="Standard"><text:tab/>subscribe</text:p>
      <text:p text:style-name="Standard"><text:tab/>clasNameLog += LogToConsole</text:p>
      <text:p text:style-name="Standard">}</text:p>
      <text:p text:style-name="Standard"/>
      <text:p text:style-name="Standard">make a method LogToFile(string str)</text:p>
      <text:p text:style-name="Standard">{</text:p>
      <text:p text:style-name="Standard"/>
      <text:p text:style-name="Standard">var filepath = ../../ DateTime.Today.log</text:p>
      <text:p text:style-name="Standard">ToString with a format string yyyy-mm-dd</text:p>
      <text:p text:style-name="Standard">Log and append it to the end of a file</text:p>
      <text:p text:style-name="Standard"><text:soft-page-break/></text:p>
      <text:p text:style-name="Standard"/>
      <text:p text:style-name="Standard"/>
      <text:p text:style-name="Standard">Things learned today:</text:p>
      <text:p text:style-name="Standard">Delegates</text:p>
      <text:p text:style-name="Standard">extension method</text:p>
      <text:p text:style-name="Standard">LINQ</text:p>
      <text:p text:style-name="Standard">Look Azure</text:p>
      <text:p text:style-name="Standard">Action</text:p>
      <text:p text:style-name="Standard">logging</text:p>
      <text:p text:style-name="Standard">Events</text:p>
      <text:p text:style-name="Standard">Lamba expression</text:p>
      <text:p text:style-name="Standard">input validation</text:p>
      <text:p text:style-name="Standard">DateTime Now</text:p>
      <text:p text:style-name="Standard">How to write to file using JSON</text:p>
      <text:p text:style-name="Standard">How to read from file</text:p>
      <text:p text:style-name="Standard">async</text:p>
      <text:p text:style-name="Standard">Entity Framewor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ler Claypool</meta:initial-creator>
    <meta:creation-date>2020-03-17T10:27:30.17</meta:creation-date>
    <meta:document-statistic meta:table-count="0" meta:image-count="0" meta:object-count="0" meta:page-count="3" meta:paragraph-count="101" meta:word-count="575" meta:character-count="3451"/>
    <dc:date>2020-03-17T19:52:13.34</dc:date>
    <dc:creator>Tyler Claypool</dc:creator>
    <meta:editing-duration>PT5H56M16S</meta:editing-duration>
    <meta:editing-cycles>1</meta:editing-cycles>
    <meta:generator>OpenOffice/4.1.7$Win32 OpenOffice.org_project/417m1$Build-9800</meta:generator>
  </office:meta>
</office:document-meta>
</file>